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rsid="00687d7b" officeooo:paragraph-rsid="001ab406" style:font-size-asian="20pt" style:font-size-complex="20pt"/>
    </style:style>
    <style:style style:name="T1" style:family="text">
      <style:text-properties officeooo:rsid="006bc4b5"/>
    </style:style>
    <style:style style:name="T2" style:family="text">
      <style:text-properties officeooo:rsid="00c4ce9f"/>
    </style:style>
    <style:style style:name="T3" style:family="text">
      <style:text-properties officeooo:rsid="00d496a1"/>
    </style:style>
    <style:style style:name="T4" style:family="text">
      <style:text-properties officeooo:rsid="00d5fc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<text:span text:style-name="T4">Basic</text:span> <text:span text:style-name="T1">Lisp</text:span> programming <text:span text:style-name="T3">and </text:span><text:span text:style-name="T1">flavors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24T23:11:55.220000000</dc:date>
    <meta:editing-duration>P1DT15H34M51S</meta:editing-duration>
    <meta:editing-cycles>29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" meta:word-count="5" meta:character-count="35" meta:non-whitespace-character-count="30"/>
  </office:meta>
</office:document-meta>
</file>